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9be" officeooo:paragraph-rsid="0006a758"/>
    </style:style>
    <style:style style:name="P2" style:family="paragraph" style:parent-style-name="Standard">
      <style:text-properties officeooo:rsid="0001a9be" officeooo:paragraph-rsid="00097b8e"/>
    </style:style>
    <style:style style:name="P3" style:family="paragraph" style:parent-style-name="Standard">
      <style:text-properties officeooo:rsid="0001a9be" officeooo:paragraph-rsid="000d982d"/>
    </style:style>
    <style:style style:name="P4" style:family="paragraph" style:parent-style-name="Standard">
      <style:text-properties officeooo:rsid="0001a9be" officeooo:paragraph-rsid="0015cfa3"/>
    </style:style>
    <style:style style:name="P5" style:family="paragraph" style:parent-style-name="Standard">
      <style:text-properties officeooo:rsid="0001a9be" officeooo:paragraph-rsid="001b6c01"/>
    </style:style>
    <style:style style:name="P6" style:family="paragraph" style:parent-style-name="Standard">
      <style:text-properties officeooo:rsid="0001a9be" officeooo:paragraph-rsid="0020e32f"/>
    </style:style>
    <style:style style:name="P7" style:family="paragraph" style:parent-style-name="Standard">
      <style:text-properties officeooo:rsid="0002a371" officeooo:paragraph-rsid="0002a371"/>
    </style:style>
    <style:style style:name="P8" style:family="paragraph" style:parent-style-name="Standard">
      <style:text-properties officeooo:rsid="00163053" officeooo:paragraph-rsid="00163053"/>
    </style:style>
    <style:style style:name="P9" style:family="paragraph" style:parent-style-name="Standard">
      <style:text-properties officeooo:rsid="00173d2f" officeooo:paragraph-rsid="00173d2f"/>
    </style:style>
    <style:style style:name="P10" style:family="paragraph" style:parent-style-name="Standard">
      <style:text-properties officeooo:rsid="0013b3e8" officeooo:paragraph-rsid="00097b8e"/>
    </style:style>
    <style:style style:name="P11" style:family="paragraph" style:parent-style-name="Standard">
      <style:text-properties officeooo:rsid="00041e60" officeooo:paragraph-rsid="002b205d"/>
    </style:style>
    <style:style style:name="T1" style:family="text">
      <style:text-properties officeooo:rsid="0001a9be"/>
    </style:style>
    <style:style style:name="T2" style:family="text">
      <style:text-properties officeooo:rsid="00069de7"/>
    </style:style>
    <style:style style:name="T3" style:family="text">
      <style:text-properties officeooo:rsid="0006a758"/>
    </style:style>
    <style:style style:name="T4" style:family="text">
      <style:text-properties officeooo:rsid="000fcccf"/>
    </style:style>
    <style:style style:name="T5" style:family="text">
      <style:text-properties officeooo:rsid="0015553c"/>
    </style:style>
    <style:style style:name="T6" style:family="text">
      <style:text-properties officeooo:rsid="00163053"/>
    </style:style>
    <style:style style:name="T7" style:family="text">
      <style:text-properties officeooo:rsid="0018ee0a"/>
    </style:style>
    <style:style style:name="T8" style:family="text">
      <style:text-properties officeooo:rsid="00198e91"/>
    </style:style>
    <style:style style:name="T9" style:family="text">
      <style:text-properties officeooo:rsid="001ed455"/>
    </style:style>
    <style:style style:name="T10" style:family="text">
      <style:text-properties officeooo:rsid="001ee470"/>
    </style:style>
    <style:style style:name="T11" style:family="text">
      <style:text-properties officeooo:rsid="001fda3f"/>
    </style:style>
    <style:style style:name="T12" style:family="text">
      <style:text-properties officeooo:rsid="0020e32f"/>
    </style:style>
    <style:style style:name="T13" style:family="text">
      <style:text-properties officeooo:rsid="002233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Conclusion</text:p>
      <text:p text:style-name="P7"/>
      <text:p text:style-name="P11">Following the research of <text:span text:style-name="T13">the </text:span>state of the art techniques <text:span text:style-name="T2">on object identification in imagery data,</text:span> we <text:span text:style-name="T1">have successfully adjusted Convolutional Neural Network models for the task of route attractivity score estimation. We thoroughly researched the advances of CNN models in the ImageNet Large Scale Visual Recognition Competition as well as other related works.</text:span></text:p>
      <text:p text:style-name="P1">We have enhanced the initial dataset of scored edges and nodes with <text:span text:style-name="T2">imagery information </text:span>downloaded <text:span text:style-name="T2">from </text:span>Google Street View and <text:span text:style-name="T3">with vector representation of</text:span> neighborhood <text:span text:style-name="T2">structures </text:span>aggregated from Open Street Maps. <text:span text:style-name="T4">We introduced two major ways of further extending the dataset with the method of long edge refinement into smaller segments and by the dataset augmentation.</text:span></text:p>
      <text:p text:style-name="P2"/>
      <text:p text:style-name="P9">To overcome the limitations imposed by relatively small dataset size in terms of rich<text:span text:style-name="T7">ness of unique images, we followed the method of feature transfer. We reused feature extractor section of complex CNN model resnet50 trained on the large ImageNet dataset while adapting it for our own task by attaching a custom classifier and fine-tuning it on the task of score estimation.</text:span></text:p>
      <text:p text:style-name="P2"/>
      <text:p text:style-name="P10">Models and experiments were <text:span text:style-name="T10">constructed</text:span> with efficiency in mind by reusing the once computed image features across multiple runs enabling faster model prototyping.</text:p>
      <text:p text:style-name="P4"><text:span text:style-name="T5">As a result we were able to </text:span>experiment with various CNN model designs <text:span text:style-name="T8">and variable generation schemes for </text:span>generating and augmenting dataset<text:span text:style-name="T8">s</text:span>.</text:p>
      <text:p text:style-name="P4"/>
      <text:p text:style-name="P6">We proposed three CNN model <text:span text:style-name="T10">architectures</text:span> according <text:span text:style-name="T11">to the data types used to asses the informational value of each data source. </text:span><text:s/><text:span text:style-name="T9">We designed </text:span>Image model using <text:span text:style-name="T12">only the</text:span> imagery information, OSM model using <text:span text:style-name="T12">only the </text:span>vector neighborhood representation and Mixed model using both <text:span text:style-name="T9">data sources</text:span>. </text:p>
      <text:p text:style-name="P3">We have made the model descriptions customizable and experimented with changing parameters influencing their shape, width and depth.</text:p>
      <text:p text:style-name="P8"><text:s/></text:p>
      <text:p text:style-name="P5">We have tested various setting combinations extensively while comparing their results with k-fold cross-validation. <text:span text:style-name="T6">Our experiments explored the search space of model definition settings as well as dataset augmentations. The results were studied and compared to find underlying principles and suggest possible improvements.</text:span></text:p>
      <text:p text:style-name="P3"/>
      <text:p text:style-name="P3">We report the best model achieving mean squared error measurement of 0.076 +/- 0.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20:02:16.938304656</meta:creation-date>
    <dc:date>2017-07-12T11:44:34.341978973</dc:date>
    <meta:editing-duration>PT28M41S</meta:editing-duration>
    <meta:editing-cycles>34</meta:editing-cycles>
    <meta:generator>LibreOffice/5.1.6.2$Linux_X86_64 LibreOffice_project/10m0$Build-2</meta:generator>
    <meta:document-statistic meta:table-count="0" meta:image-count="0" meta:object-count="0" meta:page-count="1" meta:paragraph-count="11" meta:word-count="338" meta:character-count="2255" meta:non-whitespace-character-count="1924"/>
  </office:meta>
</office:document-meta>
</file>